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85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605cm"/>
    </style:style>
    <style:style style:name="co5" style:family="table-column">
      <style:table-column-properties fo:break-before="auto" style:column-width="0.766cm"/>
    </style:style>
    <style:style style:name="co6" style:family="table-column">
      <style:table-column-properties fo:break-before="auto" style:column-width="12.885cm"/>
    </style:style>
    <style:style style:name="co7" style:family="table-column">
      <style:table-column-properties fo:break-before="auto" style:column-width="7.594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4.671cm"/>
    </style:style>
    <style:style style:name="co10" style:family="table-column">
      <style:table-column-properties fo:break-before="auto" style:column-width="3.678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7.364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6.341cm"/>
    </style:style>
    <style:style style:name="co15" style:family="table-column">
      <style:table-column-properties fo:break-before="auto" style:column-width="1.967cm"/>
    </style:style>
    <style:style style:name="co16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isk_Image_Formats.$C$2:.$C$27])" table:allow-empty-cell="true" table:display-list="unsorted" table:base-cell-address="Examples.B1">
          <table:error-message table:message-type="stop" table:display="true"/>
        </table:content-validation>
        <table:content-validation table:name="val2" table:base-cell-address="Examples.C30">
          <table:error-message table:message-type="stop" table:display="true"/>
        </table:content-validation>
        <table:content-validation table:name="val3" table:condition="of:cell-content-is-in-list([$FileSystems.$C$3:$FileSystems.$C$201])" table:allow-empty-cell="true" table:display-list="unsorted" table:base-cell-address="Examples.R1"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5" table:default-cell-style-name="ce1"/>
        <table:table-column table:style-name="co11" table:number-columns-repeated="51" table:default-cell-style-name="ce1"/>
        <table:table-column table:style-name="co11" table:number-columns-repeated="955" table:default-cell-style-name="Default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table:content-validation-name="val2" office:value-type="string" calcext:value-type="string">
            <text:p>File Extension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Size on disk (bytes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Convert Command</text:p>
          </table:table-cell>
          <table:table-cell table:style-name="ce2" office:value-type="string" calcext:value-type="string">
            <text:p>zip command</text:p>
          </table:table-cell>
          <table:table-cell table:style-name="ce2" office:value-type="string" calcext:value-type="string">
            <text:p>Free Space</text:p>
          </table:table-cell>
          <table:table-cell table:style-name="ce2" office:value-type="string" calcext:value-type="string">
            <text:p># of Partitons</text:p>
          </table:table-cell>
          <table:table-cell table:style-name="ce2" office:value-type="string" calcext:value-type="string">
            <text:p>Partition Table Type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qcow2Image1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98656" calcext:value-type="float">
            <text:p>198656</text:p>
          </table:table-cell>
          <table:table-cell office:value-type="string" calcext:value-type="string">
            <text:p>qemu-img create -f qcow2 qcow2Image1.qcow2 128G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TEXTJOIN(&quot;&quot;;0;&quot;zip &quot;;LEFT([.A2];LEN([.A2])-LEN([.C2])-1);&quot;.zip &quot;;[.A2])" office:value-type="string" office:string-value="zip qcow2Image1.zip qcow2Image1.qcow2" calcext:value-type="string">
            <text:p>zip qcow2Image1.zip qcow2Image1.qcow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10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5389440" calcext:value-type="float">
            <text:p>35389440</text:p>
          </table:table-cell>
          <table:table-cell office:value-type="string" calcext:value-type="string">
            <text:p>qemu-img create -f qcow2 qcow2Image10.qcow2 128G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TEXTJOIN(&quot;&quot;;0;&quot;zip &quot;;LEFT([.A3];LEN([.A3])-LEN([.C3])-1);&quot;.zip &quot;;[.A3])" office:value-type="string" office:string-value="zip qcow2Image10.zip qcow2Image10.qcow2" calcext:value-type="string">
            <text:p>zip qcow2Image10.zip qcow2Image10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11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89587712" calcext:value-type="float">
            <text:p>89587712</text:p>
          </table:table-cell>
          <table:table-cell office:value-type="string" calcext:value-type="string">
            <text:p>qemu-img create -f qcow2 qcow2Image11.qcow2 128G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TEXTJOIN(&quot;&quot;;0;&quot;zip &quot;;LEFT([.A4];LEN([.A4])-LEN([.C4])-1);&quot;.zip &quot;;[.A4])" office:value-type="string" office:string-value="zip qcow2Image11.zip qcow2Image11.qcow2" calcext:value-type="string">
            <text:p>zip qcow2Image11.zip qcow2Image11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12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30347008" calcext:value-type="float">
            <text:p>1730347008</text:p>
          </table:table-cell>
          <table:table-cell office:value-type="string" calcext:value-type="string">
            <text:p>qemu-img create -f qcow2 qcow2Image12.qcow2 128G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TEXTJOIN(&quot;&quot;;0;&quot;zip &quot;;LEFT([.A5];LEN([.A5])-LEN([.C5])-1);&quot;.zip &quot;;[.A5])" office:value-type="string" office:string-value="zip qcow2Image12.zip qcow2Image12.qcow2" calcext:value-type="string">
            <text:p>zip qcow2Image12.zip qcow2Image12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13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102446592" calcext:value-type="float">
            <text:p>1102446592</text:p>
          </table:table-cell>
          <table:table-cell office:value-type="string" calcext:value-type="string">
            <text:p>qemu-img create -f qcow2 qcow2Image13.qcow2 128G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TEXTJOIN(&quot;&quot;;0;&quot;zip &quot;;LEFT([.A6];LEN([.A6])-LEN([.C6])-1);&quot;.zip &quot;;[.A6])" office:value-type="string" office:string-value="zip qcow2Image13.zip qcow2Image13.qcow2" calcext:value-type="string">
            <text:p>zip qcow2Image13.zip qcow2Image13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2">
          <table:table-cell table:style-name="Default" office:value-type="string" calcext:value-type="string">
            <text:p>qcow2Image14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764177408" calcext:value-type="float">
            <text:p>2764177408</text:p>
          </table:table-cell>
          <table:table-cell office:value-type="string" calcext:value-type="string">
            <text:p>qemu-img create -f qcow2 qcow2Image14.qcow2 128G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TEXTJOIN(&quot;&quot;;0;&quot;zip &quot;;LEFT([.A7];LEN([.A7])-LEN([.C7])-1);&quot;.zip &quot;;[.A7])" office:value-type="string" office:string-value="zip qcow2Image14.zip qcow2Image14.qcow2" calcext:value-type="string">
            <text:p>zip qcow2Image14.zip qcow2Image14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15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185677312" calcext:value-type="float">
            <text:p>1185677312</text:p>
          </table:table-cell>
          <table:table-cell office:value-type="string" calcext:value-type="string">
            <text:p>qemu-img create -f qcow2 qcow2Image15.qcow2 128G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TEXTJOIN(&quot;&quot;;0;&quot;zip &quot;;LEFT([.A8];LEN([.A8])-LEN([.C8])-1);&quot;.zip &quot;;[.A8])" office:value-type="string" office:string-value="zip qcow2Image15.zip qcow2Image15.qcow2" calcext:value-type="string">
            <text:p>zip qcow2Image15.zip qcow2Image15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16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51928320" calcext:value-type="float">
            <text:p>351928320</text:p>
          </table:table-cell>
          <table:table-cell office:value-type="string" calcext:value-type="string">
            <text:p>qemu-img create -f qcow2 qcow2Image16.qcow2 128G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TEXTJOIN(&quot;&quot;;0;&quot;zip &quot;;LEFT([.A9];LEN([.A9])-LEN([.C9])-1);&quot;.zip &quot;;[.A9])" office:value-type="string" office:string-value="zip qcow2Image16.zip qcow2Image16.qcow2" calcext:value-type="string">
            <text:p>zip qcow2Image16.zip qcow2Image16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2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686976" calcext:value-type="float">
            <text:p>2686976</text:p>
          </table:table-cell>
          <table:table-cell office:value-type="string" calcext:value-type="string">
            <text:p>qemu-img create -f qcow2 qcow2Image2.qcow2 128G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TEXTJOIN(&quot;&quot;;0;&quot;zip &quot;;LEFT([.A10];LEN([.A10])-LEN([.C10])-1);&quot;.zip &quot;;[.A10])" office:value-type="string" office:string-value="zip qcow2Image2.zip qcow2Image2.qcow2" calcext:value-type="string">
            <text:p>zip qcow2Image2.zip qcow2Image2.qcow2</text:p>
          </table:table-cell>
          <table:table-cell office:value-type="float" office:value="124000" calcext:value-type="float">
            <text:p>12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3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5192832" calcext:value-type="float">
            <text:p>35192832</text:p>
          </table:table-cell>
          <table:table-cell office:value-type="string" calcext:value-type="string">
            <text:p>qemu-img create -f qcow2 qcow2Image3.qcow2 128G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TEXTJOIN(&quot;&quot;;0;&quot;zip &quot;;LEFT([.A11];LEN([.A11])-LEN([.C11])-1);&quot;.zip &quot;;[.A11])" office:value-type="string" office:string-value="zip qcow2Image3.zip qcow2Image3.qcow2" calcext:value-type="string">
            <text:p>zip qcow2Image3.zip qcow2Image3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4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4055680" calcext:value-type="float">
            <text:p>74055680</text:p>
          </table:table-cell>
          <table:table-cell office:value-type="string" calcext:value-type="string">
            <text:p>qemu-img create -f qcow2 qcow2Image4.qcow2 128G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TEXTJOIN(&quot;&quot;;0;&quot;zip &quot;;LEFT([.A12];LEN([.A12])-LEN([.C12])-1);&quot;.zip &quot;;[.A12])" office:value-type="string" office:string-value="zip qcow2Image4.zip qcow2Image4.qcow2" calcext:value-type="string">
            <text:p>zip qcow2Image4.zip qcow2Image4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5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237988864" calcext:value-type="float">
            <text:p>2237988864</text:p>
          </table:table-cell>
          <table:table-cell office:value-type="string" calcext:value-type="string">
            <text:p>qemu-img create -f qcow2 qcow2Image5.qcow2 128G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TEXTJOIN(&quot;&quot;;0;&quot;zip &quot;;LEFT([.A13];LEN([.A13])-LEN([.C13])-1);&quot;.zip &quot;;[.A13])" office:value-type="string" office:string-value="zip qcow2Image5.zip qcow2Image5.qcow2" calcext:value-type="string">
            <text:p>zip qcow2Image5.zip qcow2Image5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6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775056384" calcext:value-type="float">
            <text:p>2775056384</text:p>
          </table:table-cell>
          <table:table-cell office:value-type="string" calcext:value-type="string">
            <text:p>qemu-img create -f qcow2 qcow2Image6.qcow2 128G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TEXTJOIN(&quot;&quot;;0;&quot;zip &quot;;LEFT([.A14];LEN([.A14])-LEN([.C14])-1);&quot;.zip &quot;;[.A14])" office:value-type="string" office:string-value="zip qcow2Image6.zip qcow2Image6.qcow2" calcext:value-type="string">
            <text:p>zip qcow2Image6.zip qcow2Image6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7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52534016" calcext:value-type="float">
            <text:p>552534016</text:p>
          </table:table-cell>
          <table:table-cell office:value-type="string" calcext:value-type="string">
            <text:p>qemu-img create -f qcow2 qcow2Image7.qcow2 128G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TEXTJOIN(&quot;&quot;;0;&quot;zip &quot;;LEFT([.A15];LEN([.A15])-LEN([.C15])-1);&quot;.zip &quot;;[.A15])" office:value-type="string" office:string-value="zip qcow2Image7.zip qcow2Image7.qcow2" calcext:value-type="string">
            <text:p>zip qcow2Image7.zip qcow2Image7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8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780561408" calcext:value-type="float">
            <text:p>2780561408</text:p>
          </table:table-cell>
          <table:table-cell office:value-type="string" calcext:value-type="string">
            <text:p>qemu-img create -f qcow2 qcow2Image8.qcow2 128G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TEXTJOIN(&quot;&quot;;0;&quot;zip &quot;;LEFT([.A16];LEN([.A16])-LEN([.C16])-1);&quot;.zip &quot;;[.A16])" office:value-type="string" office:string-value="zip qcow2Image8.zip qcow2Image8.qcow2" calcext:value-type="string">
            <text:p>zip qcow2Image8.zip qcow2Image8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2Image9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937833984" calcext:value-type="float">
            <text:p>1937833984</text:p>
          </table:table-cell>
          <table:table-cell office:value-type="string" calcext:value-type="string">
            <text:p>qemu-img create -f qcow2 qcow2Image9.qcow2 128G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TEXTJOIN(&quot;&quot;;0;&quot;zip &quot;;LEFT([.A17];LEN([.A17])-LEN([.C17])-1);&quot;.zip &quot;;[.A17])" office:value-type="string" office:string-value="zip qcow2Image9.zip qcow2Image9.qcow2" calcext:value-type="string">
            <text:p>zip qcow2Image9.zip qcow2Image9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2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24336" calcext:value-type="float">
            <text:p>524336</text:p>
          </table:table-cell>
          <table:table-cell office:value-type="string" calcext:value-type="string">
            <text:p>qemu-img create -f qcow qcowImage2.qcow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18];&quot; qcow2Image&quot;;[.G18];&quot;.qcow2 &quot;;[.A18])" office:value-type="string" office:string-value="qemu-img convert -f qcow2 -O qcow qcow2Image2.qcow2 qcowImage2.qcow" calcext:value-type="string">
            <text:p>qemu-img convert -f qcow2 -O qcow qcow2Image2.qcow2 qcowImage2.qcow</text:p>
          </table:table-cell>
          <table:table-cell table:formula="of:=COM.MICROSOFT.TEXTJOIN(&quot;&quot;;0;&quot;zip &quot;;LEFT([.A18];LEN([.A18])-LEN([.C18])-1);&quot;.zip &quot;;[.A18])" office:value-type="string" office:string-value="zip qcowImage2.zip qcowImage2.qcow" calcext:value-type="string">
            <text:p>zip qcowImage2.zip qcowImage2.qco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10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69344" calcext:value-type="float">
            <text:p>569344</text:p>
          </table:table-cell>
          <table:table-cell office:value-type="string" calcext:value-type="string">
            <text:p>qemu-img create -f qcow qcowImage10.qcow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19];&quot; qcow2Image&quot;;[.G19];&quot;.qcow2 &quot;;[.A19])" office:value-type="string" office:string-value="qemu-img convert -f qcow2 -O qcow qcow2Image10.qcow2 qcowImage10.qcow" calcext:value-type="string">
            <text:p>qemu-img convert -f qcow2 -O qcow qcow2Image10.qcow2 qcowImage10.qcow</text:p>
          </table:table-cell>
          <table:table-cell table:formula="of:=COM.MICROSOFT.TEXTJOIN(&quot;&quot;;0;&quot;zip &quot;;LEFT([.A19];LEN([.A19])-LEN([.C19])-1);&quot;.zip &quot;;[.A19])" office:value-type="string" office:string-value="zip qcowImage10.zip qcowImage10.qcow" calcext:value-type="string">
            <text:p>zip qcowImage10.zip qcowImage10.qc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11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68034560" calcext:value-type="float">
            <text:p>68034560</text:p>
          </table:table-cell>
          <table:table-cell office:value-type="string" calcext:value-type="string">
            <text:p>qemu-img create -f qcow qcowImage11.qcow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20];&quot; qcow2Image&quot;;[.G20];&quot;.qcow2 &quot;;[.A20])" office:value-type="string" office:string-value="qemu-img convert -f qcow2 -O qcow qcow2Image11.qcow2 qcowImage11.qcow" calcext:value-type="string">
            <text:p>qemu-img convert -f qcow2 -O qcow qcow2Image11.qcow2 qcowImage11.qcow</text:p>
          </table:table-cell>
          <table:table-cell table:formula="of:=COM.MICROSOFT.TEXTJOIN(&quot;&quot;;0;&quot;zip &quot;;LEFT([.A20];LEN([.A20])-LEN([.C20])-1);&quot;.zip &quot;;[.A20])" office:value-type="string" office:string-value="zip qcowImage11.zip qcowImage11.qcow" calcext:value-type="string">
            <text:p>zip qcowImage11.zip qcowImage11.qc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12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9896576" calcext:value-type="float">
            <text:p>79896576</text:p>
          </table:table-cell>
          <table:table-cell office:value-type="string" calcext:value-type="string">
            <text:p>qemu-img create -f qcow qcowImage12.qcow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21];&quot; qcow2Image&quot;;[.G21];&quot;.qcow2 &quot;;[.A21])" office:value-type="string" office:string-value="qemu-img convert -f qcow2 -O qcow qcow2Image12.qcow2 qcowImage12.qcow" calcext:value-type="string">
            <text:p>qemu-img convert -f qcow2 -O qcow qcow2Image12.qcow2 qcowImage12.qcow</text:p>
          </table:table-cell>
          <table:table-cell table:formula="of:=COM.MICROSOFT.TEXTJOIN(&quot;&quot;;0;&quot;zip &quot;;LEFT([.A21];LEN([.A21])-LEN([.C21])-1);&quot;.zip &quot;;[.A21])" office:value-type="string" office:string-value="zip qcowImage12.zip qcowImage12.qcow" calcext:value-type="string">
            <text:p>zip qcowImage12.zip qcowImage12.qc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13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7221888" calcext:value-type="float">
            <text:p>77221888</text:p>
          </table:table-cell>
          <table:table-cell office:value-type="string" calcext:value-type="string">
            <text:p>qemu-img create -f qcow qcowImage13.qcow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22];&quot; qcow2Image&quot;;[.G22];&quot;.qcow2 &quot;;[.A22])" office:value-type="string" office:string-value="qemu-img convert -f qcow2 -O qcow qcow2Image13.qcow2 qcowImage13.qcow" calcext:value-type="string">
            <text:p>qemu-img convert -f qcow2 -O qcow qcow2Image13.qcow2 qcowImage13.qcow</text:p>
          </table:table-cell>
          <table:table-cell table:formula="of:=COM.MICROSOFT.TEXTJOIN(&quot;&quot;;0;&quot;zip &quot;;LEFT([.A22];LEN([.A22])-LEN([.C22])-1);&quot;.zip &quot;;[.A22])" office:value-type="string" office:string-value="zip qcowImage13.zip qcowImage13.qcow" calcext:value-type="string">
            <text:p>zip qcowImage13.zip qcowImage13.qc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14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3150592" calcext:value-type="float">
            <text:p>23150592</text:p>
          </table:table-cell>
          <table:table-cell office:value-type="string" calcext:value-type="string">
            <text:p>qemu-img create -f qcow qcowImage14.qcow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23];&quot; qcow2Image&quot;;[.G23];&quot;.qcow2 &quot;;[.A23])" office:value-type="string" office:string-value="qemu-img convert -f qcow2 -O qcow qcow2Image14.qcow2 qcowImage14.qcow" calcext:value-type="string">
            <text:p>qemu-img convert -f qcow2 -O qcow qcow2Image14.qcow2 qcowImage14.qcow</text:p>
          </table:table-cell>
          <table:table-cell table:formula="of:=COM.MICROSOFT.TEXTJOIN(&quot;&quot;;0;&quot;zip &quot;;LEFT([.A23];LEN([.A23])-LEN([.C23])-1);&quot;.zip &quot;;[.A23])" office:value-type="string" office:string-value="zip qcowImage14.zip qcowImage14.qcow" calcext:value-type="string">
            <text:p>zip qcowImage14.zip qcowImage14.qc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15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8798848" calcext:value-type="float">
            <text:p>78798848</text:p>
          </table:table-cell>
          <table:table-cell office:value-type="string" calcext:value-type="string">
            <text:p>qemu-img create -f qcow qcowImage15.qcow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24];&quot; qcow2Image&quot;;[.G24];&quot;.qcow2 &quot;;[.A24])" office:value-type="string" office:string-value="qemu-img convert -f qcow2 -O qcow qcow2Image15.qcow2 qcowImage15.qcow" calcext:value-type="string">
            <text:p>qemu-img convert -f qcow2 -O qcow qcow2Image15.qcow2 qcowImage15.qcow</text:p>
          </table:table-cell>
          <table:table-cell table:formula="of:=COM.MICROSOFT.TEXTJOIN(&quot;&quot;;0;&quot;zip &quot;;LEFT([.A24];LEN([.A24])-LEN([.C24])-1);&quot;.zip &quot;;[.A24])" office:value-type="string" office:string-value="zip qcowImage15.zip qcowImage15.qcow" calcext:value-type="string">
            <text:p>zip qcowImage15.zip qcowImage15.qc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16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2843264" calcext:value-type="float">
            <text:p>72843264</text:p>
          </table:table-cell>
          <table:table-cell office:value-type="string" calcext:value-type="string">
            <text:p>qemu-img create -f qcow qcowImage16.qcow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25];&quot; qcow2Image&quot;;[.G25];&quot;.qcow2 &quot;;[.A25])" office:value-type="string" office:string-value="qemu-img convert -f qcow2 -O qcow qcow2Image16.qcow2 qcowImage16.qcow" calcext:value-type="string">
            <text:p>qemu-img convert -f qcow2 -O qcow qcow2Image16.qcow2 qcowImage16.qcow</text:p>
          </table:table-cell>
          <table:table-cell table:formula="of:=COM.MICROSOFT.TEXTJOIN(&quot;&quot;;0;&quot;zip &quot;;LEFT([.A25];LEN([.A25])-LEN([.C25])-1);&quot;.zip &quot;;[.A25])" office:value-type="string" office:string-value="zip qcowImage16.zip qcowImage16.qcow" calcext:value-type="string">
            <text:p>zip qcowImage16.zip qcowImage16.qc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qcowImage1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48864" calcext:value-type="float">
            <text:p>548864</text:p>
          </table:table-cell>
          <table:table-cell office:value-type="string" calcext:value-type="string">
            <text:p>qemu-img create -f qcow qcowImage1.qcow 128G 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26];&quot; qcow2Image&quot;;[.G26];&quot;.qcow2 &quot;;[.A26])" office:value-type="string" office:string-value="qemu-img convert -f qcow2 -O qcow qcow2Image1.qcow2 qcowImage1.qcow" calcext:value-type="string">
            <text:p>qemu-img convert -f qcow2 -O qcow qcow2Image1.qcow2 qcowImage1.qcow</text:p>
          </table:table-cell>
          <table:table-cell table:formula="of:=COM.MICROSOFT.TEXTJOIN(&quot;&quot;;0;&quot;zip &quot;;LEFT([.A26];LEN([.A26])-LEN([.C26])-1);&quot;.zip &quot;;[.A26])" office:value-type="string" office:string-value="zip qcowImage1.zip qcowImage1.qcow" calcext:value-type="string">
            <text:p>zip qcowImage1.zip qcowImage1.qcow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3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52960" calcext:value-type="float">
            <text:p>552960</text:p>
          </table:table-cell>
          <table:table-cell office:value-type="string" calcext:value-type="string">
            <text:p>qemu-img create -f qcow qcowImage3.qcow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27];&quot; qcow2Image&quot;;[.G27];&quot;.qcow2 &quot;;[.A27])" office:value-type="string" office:string-value="qemu-img convert -f qcow2 -O qcow qcow2Image3.qcow2 qcowImage3.qcow" calcext:value-type="string">
            <text:p>qemu-img convert -f qcow2 -O qcow qcow2Image3.qcow2 qcowImage3.qcow</text:p>
          </table:table-cell>
          <table:table-cell table:formula="of:=COM.MICROSOFT.TEXTJOIN(&quot;&quot;;0;&quot;zip &quot;;LEFT([.A27];LEN([.A27])-LEN([.C27])-1);&quot;.zip &quot;;[.A27])" office:value-type="string" office:string-value="zip qcowImage3.zip qcowImage3.qcow" calcext:value-type="string">
            <text:p>zip qcowImage3.zip qcowImage3.qco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4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68022272" calcext:value-type="float">
            <text:p>68022272</text:p>
          </table:table-cell>
          <table:table-cell office:value-type="string" calcext:value-type="string">
            <text:p>qemu-img create -f qcow qcowImage4.qcow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28];&quot; qcow2Image&quot;;[.G28];&quot;.qcow2 &quot;;[.A28])" office:value-type="string" office:string-value="qemu-img convert -f qcow2 -O qcow qcow2Image4.qcow2 qcowImage4.qcow" calcext:value-type="string">
            <text:p>qemu-img convert -f qcow2 -O qcow qcow2Image4.qcow2 qcowImage4.qcow</text:p>
          </table:table-cell>
          <table:table-cell table:formula="of:=COM.MICROSOFT.TEXTJOIN(&quot;&quot;;0;&quot;zip &quot;;LEFT([.A28];LEN([.A28])-LEN([.C28])-1);&quot;.zip &quot;;[.A28])" office:value-type="string" office:string-value="zip qcowImage4.zip qcowImage4.qcow" calcext:value-type="string">
            <text:p>zip qcowImage4.zip qcowImage4.qco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5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928192" calcext:value-type="float">
            <text:p>17928192</text:p>
          </table:table-cell>
          <table:table-cell office:value-type="string" calcext:value-type="string">
            <text:p>qemu-img create -f qcow qcowImage5.qcow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29];&quot; qcow2Image&quot;;[.G29];&quot;.qcow2 &quot;;[.A29])" office:value-type="string" office:string-value="qemu-img convert -f qcow2 -O qcow qcow2Image5.qcow2 qcowImage5.qcow" calcext:value-type="string">
            <text:p>qemu-img convert -f qcow2 -O qcow qcow2Image5.qcow2 qcowImage5.qcow</text:p>
          </table:table-cell>
          <table:table-cell table:formula="of:=COM.MICROSOFT.TEXTJOIN(&quot;&quot;;0;&quot;zip &quot;;LEFT([.A29];LEN([.A29])-LEN([.C29])-1);&quot;.zip &quot;;[.A29])" office:value-type="string" office:string-value="zip qcowImage5.zip qcowImage5.qcow" calcext:value-type="string">
            <text:p>zip qcowImage5.zip qcowImage5.qco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6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8980864" calcext:value-type="float">
            <text:p>18980864</text:p>
          </table:table-cell>
          <table:table-cell office:value-type="string" calcext:value-type="string">
            <text:p>qemu-img create -f qcow qcowImage6.qcow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30];&quot; qcow2Image&quot;;[.G30];&quot;.qcow2 &quot;;[.A30])" office:value-type="string" office:string-value="qemu-img convert -f qcow2 -O qcow qcow2Image6.qcow2 qcowImage6.qcow" calcext:value-type="string">
            <text:p>qemu-img convert -f qcow2 -O qcow qcow2Image6.qcow2 qcowImage6.qcow</text:p>
          </table:table-cell>
          <table:table-cell table:formula="of:=COM.MICROSOFT.TEXTJOIN(&quot;&quot;;0;&quot;zip &quot;;LEFT([.A30];LEN([.A30])-LEN([.C30])-1);&quot;.zip &quot;;[.A30])" office:value-type="string" office:string-value="zip qcowImage6.zip qcowImage6.qcow" calcext:value-type="string">
            <text:p>zip qcowImage6.zip qcowImage6.qco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7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902336" calcext:value-type="float">
            <text:p>5902336</text:p>
          </table:table-cell>
          <table:table-cell office:value-type="string" calcext:value-type="string">
            <text:p>qemu-img create -f qcow qcowImage7.qcow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31];&quot; qcow2Image&quot;;[.G31];&quot;.qcow2 &quot;;[.A31])" office:value-type="string" office:string-value="qemu-img convert -f qcow2 -O qcow qcow2Image7.qcow2 qcowImage7.qcow" calcext:value-type="string">
            <text:p>qemu-img convert -f qcow2 -O qcow qcow2Image7.qcow2 qcowImage7.qcow</text:p>
          </table:table-cell>
          <table:table-cell table:formula="of:=COM.MICROSOFT.TEXTJOIN(&quot;&quot;;0;&quot;zip &quot;;LEFT([.A31];LEN([.A31])-LEN([.C31])-1);&quot;.zip &quot;;[.A31])" office:value-type="string" office:string-value="zip qcowImage7.zip qcowImage7.qcow" calcext:value-type="string">
            <text:p>zip qcowImage7.zip qcowImage7.qco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8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3236608" calcext:value-type="float">
            <text:p>23236608</text:p>
          </table:table-cell>
          <table:table-cell office:value-type="string" calcext:value-type="string">
            <text:p>qemu-img create -f qcow qcowImage8.qcow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32];&quot; qcow2Image&quot;;[.G32];&quot;.qcow2 &quot;;[.A32])" office:value-type="string" office:string-value="qemu-img convert -f qcow2 -O qcow qcow2Image8.qcow2 qcowImage8.qcow" calcext:value-type="string">
            <text:p>qemu-img convert -f qcow2 -O qcow qcow2Image8.qcow2 qcowImage8.qcow</text:p>
          </table:table-cell>
          <table:table-cell table:formula="of:=COM.MICROSOFT.TEXTJOIN(&quot;&quot;;0;&quot;zip &quot;;LEFT([.A32];LEN([.A32])-LEN([.C32])-1);&quot;.zip &quot;;[.A32])" office:value-type="string" office:string-value="zip qcowImage8.zip qcowImage8.qcow" calcext:value-type="string">
            <text:p>zip qcowImage8.zip qcowImage8.qc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qcowImage9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6711680" calcext:value-type="float">
            <text:p>16711680</text:p>
          </table:table-cell>
          <table:table-cell office:value-type="string" calcext:value-type="string">
            <text:p>qemu-img create -f qcow qcowImage9.qcow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33];&quot; qcow2Image&quot;;[.G33];&quot;.qcow2 &quot;;[.A33])" office:value-type="string" office:string-value="qemu-img convert -f qcow2 -O qcow qcow2Image9.qcow2 qcowImage9.qcow" calcext:value-type="string">
            <text:p>qemu-img convert -f qcow2 -O qcow qcow2Image9.qcow2 qcowImage9.qcow</text:p>
          </table:table-cell>
          <table:table-cell table:formula="of:=COM.MICROSOFT.TEXTJOIN(&quot;&quot;;0;&quot;zip &quot;;LEFT([.A33];LEN([.A33])-LEN([.C33])-1);&quot;.zip &quot;;[.A33])" office:value-type="string" office:string-value="zip qcowImage9.zip qcowImage9.qcow" calcext:value-type="string">
            <text:p>zip qcowImage9.zip qcowImage9.qc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TEXTJOIN(&quot;&quot;;0;&quot;zip &quot;;LEFT([.A34];LEN([.A34])-LEN([.C34])-1);&quot;.zip &quot;;[.A34])" office:value-type="string" office:string-value="zip rawImage1.zip rawImage1.img" calcext:value-type="string">
            <text:p>zip rawImage1.zip rawImage1.img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rawImage10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0.img 50M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TEXTJOIN(&quot;&quot;;0;&quot;zip &quot;;LEFT([.A35];LEN([.A35])-LEN([.C35])-1);&quot;.zip &quot;;[.A35])" office:value-type="string" office:string-value="zip rawImage10.zip rawImage10.img" calcext:value-type="string">
            <text:p>zip rawImage10.zip rawImage10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11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1.img 50M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TEXTJOIN(&quot;&quot;;0;&quot;zip &quot;;LEFT([.A36];LEN([.A36])-LEN([.C36])-1);&quot;.zip &quot;;[.A36])" office:value-type="string" office:string-value="zip rawImage11.zip rawImage11.img" calcext:value-type="string">
            <text:p>zip rawImage11.zip rawImage11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12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2.img 50M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TEXTJOIN(&quot;&quot;;0;&quot;zip &quot;;LEFT([.A37];LEN([.A37])-LEN([.C37])-1);&quot;.zip &quot;;[.A37])" office:value-type="string" office:string-value="zip rawImage12.zip rawImage12.img" calcext:value-type="string">
            <text:p>zip rawImage12.zip rawImage12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13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3.img 50M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TEXTJOIN(&quot;&quot;;0;&quot;zip &quot;;LEFT([.A38];LEN([.A38])-LEN([.C38])-1);&quot;.zip &quot;;[.A38])" office:value-type="string" office:string-value="zip rawImage13.zip rawImage13.img" calcext:value-type="string">
            <text:p>zip rawImage13.zip rawImage13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14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4.img 50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TEXTJOIN(&quot;&quot;;0;&quot;zip &quot;;LEFT([.A39];LEN([.A39])-LEN([.C39])-1);&quot;.zip &quot;;[.A39])" office:value-type="string" office:string-value="zip rawImage14.zip rawImage14.img" calcext:value-type="string">
            <text:p>zip rawImage14.zip rawImage14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15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5.img 50M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TEXTJOIN(&quot;&quot;;0;&quot;zip &quot;;LEFT([.A40];LEN([.A40])-LEN([.C40])-1);&quot;.zip &quot;;[.A40])" office:value-type="string" office:string-value="zip rawImage15.zip rawImage15.img" calcext:value-type="string">
            <text:p>zip rawImage15.zip rawImage15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16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6.img 50M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TEXTJOIN(&quot;&quot;;0;&quot;zip &quot;;LEFT([.A41];LEN([.A41])-LEN([.C41])-1);&quot;.zip &quot;;[.A41])" office:value-type="string" office:string-value="zip rawImage16.zip rawImage16.img" calcext:value-type="string">
            <text:p>zip rawImage16.zip rawImage16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TEXTJOIN(&quot;&quot;;0;&quot;zip &quot;;LEFT([.A42];LEN([.A42])-LEN([.C42])-1);&quot;.zip &quot;;[.A42])" office:value-type="string" office:string-value="zip rawImage2.zip rawImage2.img" calcext:value-type="string">
            <text:p>zip rawImage2.zip rawImage2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TEXTJOIN(&quot;&quot;;0;&quot;zip &quot;;LEFT([.A43];LEN([.A43])-LEN([.C43])-1);&quot;.zip &quot;;[.A43])" office:value-type="string" office:string-value="zip rawImage3.zip rawImage3.img" calcext:value-type="string">
            <text:p>zip rawImage3.zip rawImage3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TEXTJOIN(&quot;&quot;;0;&quot;zip &quot;;LEFT([.A44];LEN([.A44])-LEN([.C44])-1);&quot;.zip &quot;;[.A44])" office:value-type="string" office:string-value="zip rawImage4.zip rawImage4.img" calcext:value-type="string">
            <text:p>zip rawImage4.zip rawImage4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TEXTJOIN(&quot;&quot;;0;&quot;zip &quot;;LEFT([.A45];LEN([.A45])-LEN([.C45])-1);&quot;.zip &quot;;[.A45])" office:value-type="string" office:string-value="zip rawImage5.zip rawImage5.img" calcext:value-type="string">
            <text:p>zip rawImage5.zip rawImage5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6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TEXTJOIN(&quot;&quot;;0;&quot;zip &quot;;LEFT([.A46];LEN([.A46])-LEN([.C46])-1);&quot;.zip &quot;;[.A46])" office:value-type="string" office:string-value="zip rawImage6.zip rawImage6.img" calcext:value-type="string">
            <text:p>zip rawImage6.zip rawImage6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7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TEXTJOIN(&quot;&quot;;0;&quot;zip &quot;;LEFT([.A47];LEN([.A47])-LEN([.C47])-1);&quot;.zip &quot;;[.A47])" office:value-type="string" office:string-value="zip rawImage7.zip rawImage7.img" calcext:value-type="string">
            <text:p>zip rawImage7.zip rawImage7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8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TEXTJOIN(&quot;&quot;;0;&quot;zip &quot;;LEFT([.A48];LEN([.A48])-LEN([.C48])-1);&quot;.zip &quot;;[.A48])" office:value-type="string" office:string-value="zip rawImage8.zip rawImage8.img" calcext:value-type="string">
            <text:p>zip rawImage8.zip rawImage8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9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9.img 50M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TEXTJOIN(&quot;&quot;;0;&quot;zip &quot;;LEFT([.A49];LEN([.A49])-LEN([.C49])-1);&quot;.zip &quot;;[.A49])" office:value-type="string" office:string-value="zip rawImage9.zip rawImage9.img" calcext:value-type="string">
            <text:p>zip rawImage9.zip rawImage9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24800" calcext:value-type="float">
            <text:p>524800</text:p>
          </table:table-cell>
          <table:table-cell office:value-type="string" calcext:value-type="string">
            <text:p>qemu-img create -f vdi vdiImage11.vdi 128G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50];&quot; qcow2Image&quot;;[.G50];&quot;.qcow2 &quot;;[.A50])" office:value-type="string" office:string-value="qemu-img convert -f qcow2 -O vdi qcow2Image1.qcow2 vdiImage1.vdi" calcext:value-type="string">
            <text:p>qemu-img convert -f qcow2 -O vdi qcow2Image1.qcow2 vdiImage1.vdi</text:p>
          </table:table-cell>
          <table:table-cell table:formula="of:=COM.MICROSOFT.TEXTJOIN(&quot;&quot;;0;&quot;zip &quot;;LEFT([.A50];LEN([.A50])-LEN([.C50])-1);&quot;.zip &quot;;[.A50])" office:value-type="string" office:string-value="zip vdiImage1.zip vdiImage1.vdi" calcext:value-type="string">
            <text:p>zip vdiImage1.zip vdiImage1.vd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0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4719104" calcext:value-type="float">
            <text:p>4719104</text:p>
          </table:table-cell>
          <table:table-cell office:value-type="string" calcext:value-type="string">
            <text:p>qemu-img create -f vdi vdiImage10.vdi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51];&quot; qcow2Image&quot;;[.G51];&quot;.qcow2 &quot;;[.A51])" office:value-type="string" office:string-value="qemu-img convert -f qcow2 -O vdi qcow2Image10.qcow2 vdiImage10.vdi" calcext:value-type="string">
            <text:p>qemu-img convert -f qcow2 -O vdi qcow2Image10.qcow2 vdiImage10.vdi</text:p>
          </table:table-cell>
          <table:table-cell table:formula="of:=COM.MICROSOFT.TEXTJOIN(&quot;&quot;;0;&quot;zip &quot;;LEFT([.A51];LEN([.A51])-LEN([.C51])-1);&quot;.zip &quot;;[.A51])" office:value-type="string" office:string-value="zip vdiImage10.zip vdiImage10.vdi" calcext:value-type="string">
            <text:p>zip vdiImage10.zip vdiImage10.vd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1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7070848" calcext:value-type="float">
            <text:p>77070848</text:p>
          </table:table-cell>
          <table:table-cell office:value-type="string" calcext:value-type="string">
            <text:p>qemu-img create -f vdi vdiImage11.vdi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52];&quot; qcow2Image&quot;;[.G52];&quot;.qcow2 &quot;;[.A52])" office:value-type="string" office:string-value="qemu-img convert -f qcow2 -O vdi qcow2Image11.qcow2 vdiImage11.vdi" calcext:value-type="string">
            <text:p>qemu-img convert -f qcow2 -O vdi qcow2Image11.qcow2 vdiImage11.vdi</text:p>
          </table:table-cell>
          <table:table-cell table:formula="of:=COM.MICROSOFT.TEXTJOIN(&quot;&quot;;0;&quot;zip &quot;;LEFT([.A52];LEN([.A52])-LEN([.C52])-1);&quot;.zip &quot;;[.A52])" office:value-type="string" office:string-value="zip vdiImage11.zip vdiImage11.vdi" calcext:value-type="string">
            <text:p>zip vdiImage11.zip vdiImage11.vdi</text:p>
          </table:table-cell>
          <table:table-cell table:number-columns-repeated="3"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2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63888128" calcext:value-type="float">
            <text:p>763888128</text:p>
          </table:table-cell>
          <table:table-cell office:value-type="string" calcext:value-type="string">
            <text:p>qemu-img create -f vdi vdiImage12.vdi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53];&quot; qcow2Image&quot;;[.G53];&quot;.qcow2 &quot;;[.A53])" office:value-type="string" office:string-value="qemu-img convert -f qcow2 -O vdi qcow2Image12.qcow2 vdiImage12.vdi" calcext:value-type="string">
            <text:p>qemu-img convert -f qcow2 -O vdi qcow2Image12.qcow2 vdiImage12.vdi</text:p>
          </table:table-cell>
          <table:table-cell table:formula="of:=COM.MICROSOFT.TEXTJOIN(&quot;&quot;;0;&quot;zip &quot;;LEFT([.A53];LEN([.A53])-LEN([.C53])-1);&quot;.zip &quot;;[.A53])" office:value-type="string" office:string-value="zip vdiImage12.zip vdiImage12.vdi" calcext:value-type="string">
            <text:p>zip vdiImage12.zip vdiImage12.vd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3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517472768" calcext:value-type="float">
            <text:p>517472768</text:p>
          </table:table-cell>
          <table:table-cell office:value-type="string" calcext:value-type="string">
            <text:p>qemu-img create -f vdi vdiImage13.vdi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54];&quot; qcow2Image&quot;;[.G54];&quot;.qcow2 &quot;;[.A54])" office:value-type="string" office:string-value="qemu-img convert -f qcow2 -O vdi qcow2Image13.qcow2 vdiImage13.vdi" calcext:value-type="string">
            <text:p>qemu-img convert -f qcow2 -O vdi qcow2Image13.qcow2 vdiImage13.vdi</text:p>
          </table:table-cell>
          <table:table-cell table:formula="of:=COM.MICROSOFT.TEXTJOIN(&quot;&quot;;0;&quot;zip &quot;;LEFT([.A54];LEN([.A54])-LEN([.C54])-1);&quot;.zip &quot;;[.A54])" office:value-type="string" office:string-value="zip vdiImage13.zip vdiImage13.vdi" calcext:value-type="string">
            <text:p>zip vdiImage13.zip vdiImage13.vdi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4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235747328" calcext:value-type="float">
            <text:p>1235747328</text:p>
          </table:table-cell>
          <table:table-cell office:value-type="string" calcext:value-type="string">
            <text:p>qemu-img create -f vdi vdiImage14.vdi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55];&quot; qcow2Image&quot;;[.G55];&quot;.qcow2 &quot;;[.A55])" office:value-type="string" office:string-value="qemu-img convert -f qcow2 -O vdi qcow2Image14.qcow2 vdiImage14.vdi" calcext:value-type="string">
            <text:p>qemu-img convert -f qcow2 -O vdi qcow2Image14.qcow2 vdiImage14.vdi</text:p>
          </table:table-cell>
          <table:table-cell table:formula="of:=COM.MICROSOFT.TEXTJOIN(&quot;&quot;;0;&quot;zip &quot;;LEFT([.A55];LEN([.A55])-LEN([.C55])-1);&quot;.zip &quot;;[.A55])" office:value-type="string" office:string-value="zip vdiImage14.zip vdiImage14.vdi" calcext:value-type="string">
            <text:p>zip vdiImage14.zip vdiImage14.vdi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5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626524672" calcext:value-type="float">
            <text:p>626524672</text:p>
          </table:table-cell>
          <table:table-cell office:value-type="string" calcext:value-type="string">
            <text:p>qemu-img create -f vdi vdiImage15.vdi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56];&quot; qcow2Image&quot;;[.G56];&quot;.qcow2 &quot;;[.A56])" office:value-type="string" office:string-value="qemu-img convert -f qcow2 -O vdi qcow2Image15.qcow2 vdiImage15.vdi" calcext:value-type="string">
            <text:p>qemu-img convert -f qcow2 -O vdi qcow2Image15.qcow2 vdiImage15.vdi</text:p>
          </table:table-cell>
          <table:table-cell table:formula="of:=COM.MICROSOFT.TEXTJOIN(&quot;&quot;;0;&quot;zip &quot;;LEFT([.A56];LEN([.A56])-LEN([.C56])-1);&quot;.zip &quot;;[.A56])" office:value-type="string" office:string-value="zip vdiImage15.zip vdiImage15.vdi" calcext:value-type="string">
            <text:p>zip vdiImage15.zip vdiImage15.vdi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16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28451072" calcext:value-type="float">
            <text:p>128451072</text:p>
          </table:table-cell>
          <table:table-cell office:value-type="string" calcext:value-type="string">
            <text:p>qemu-img create -f vdi vdiImage16.vdi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57];&quot; qcow2Image&quot;;[.G57];&quot;.qcow2 &quot;;[.A57])" office:value-type="string" office:string-value="qemu-img convert -f qcow2 -O vdi qcow2Image16.qcow2 vdiImage16.vdi" calcext:value-type="string">
            <text:p>qemu-img convert -f qcow2 -O vdi qcow2Image16.qcow2 vdiImage16.vdi</text:p>
          </table:table-cell>
          <table:table-cell table:formula="of:=COM.MICROSOFT.TEXTJOIN(&quot;&quot;;0;&quot;zip &quot;;LEFT([.A57];LEN([.A57])-LEN([.C57])-1);&quot;.zip &quot;;[.A57])" office:value-type="string" office:string-value="zip vdiImage16.zip vdiImage16.vdi" calcext:value-type="string">
            <text:p>zip vdiImage16.zip vdiImage16.vdi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2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621952" calcext:value-type="float">
            <text:p>2621952</text:p>
          </table:table-cell>
          <table:table-cell office:value-type="string" calcext:value-type="string">
            <text:p>qemu-img create -f vdi vdiImage2.vdi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58];&quot; qcow2Image&quot;;[.G58];&quot;.qcow2 &quot;;[.A58])" office:value-type="string" office:string-value="qemu-img convert -f qcow2 -O vdi qcow2Image2.qcow2 vdiImage2.vdi" calcext:value-type="string">
            <text:p>qemu-img convert -f qcow2 -O vdi qcow2Image2.qcow2 vdiImage2.vdi</text:p>
          </table:table-cell>
          <table:table-cell table:formula="of:=COM.MICROSOFT.TEXTJOIN(&quot;&quot;;0;&quot;zip &quot;;LEFT([.A58];LEN([.A58])-LEN([.C58])-1);&quot;.zip &quot;;[.A58])" office:value-type="string" office:string-value="zip vdiImage2.zip vdiImage2.vdi" calcext:value-type="string">
            <text:p>zip vdiImage2.zip vdiImage2.vd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3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670528" calcext:value-type="float">
            <text:p>3670528</text:p>
          </table:table-cell>
          <table:table-cell office:value-type="string" calcext:value-type="string">
            <text:p>qemu-img create -f vdi vdiImage3.vdi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59];&quot; qcow2Image&quot;;[.G59];&quot;.qcow2 &quot;;[.A59])" office:value-type="string" office:string-value="qemu-img convert -f qcow2 -O vdi qcow2Image3.qcow2 vdiImage3.vdi" calcext:value-type="string">
            <text:p>qemu-img convert -f qcow2 -O vdi qcow2Image3.qcow2 vdiImage3.vdi</text:p>
          </table:table-cell>
          <table:table-cell table:formula="of:=COM.MICROSOFT.TEXTJOIN(&quot;&quot;;0;&quot;zip &quot;;LEFT([.A59];LEN([.A59])-LEN([.C59])-1);&quot;.zip &quot;;[.A59])" office:value-type="string" office:string-value="zip vdiImage3.zip vdiImage3.vdi" calcext:value-type="string">
            <text:p>zip vdiImage3.zip vdiImage3.vd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4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7070848" calcext:value-type="float">
            <text:p>77070848</text:p>
          </table:table-cell>
          <table:table-cell office:value-type="string" calcext:value-type="string">
            <text:p>qemu-img create -f vdi vdiImage4.vdi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60];&quot; qcow2Image&quot;;[.G60];&quot;.qcow2 &quot;;[.A60])" office:value-type="string" office:string-value="qemu-img convert -f qcow2 -O vdi qcow2Image4.qcow2 vdiImage4.vdi" calcext:value-type="string">
            <text:p>qemu-img convert -f qcow2 -O vdi qcow2Image4.qcow2 vdiImage4.vdi</text:p>
          </table:table-cell>
          <table:table-cell table:formula="of:=COM.MICROSOFT.TEXTJOIN(&quot;&quot;;0;&quot;zip &quot;;LEFT([.A60];LEN([.A60])-LEN([.C60])-1);&quot;.zip &quot;;[.A60])" office:value-type="string" office:string-value="zip vdiImage4.zip vdiImage4.vdi" calcext:value-type="string">
            <text:p>zip vdiImage4.zip vdiImage4.vd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5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095238144" calcext:value-type="float">
            <text:p>1095238144</text:p>
          </table:table-cell>
          <table:table-cell office:value-type="string" calcext:value-type="string">
            <text:p>qemu-img create -f vdi vdiImage5.vdi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61];&quot; qcow2Image&quot;;[.G61];&quot;.qcow2 &quot;;[.A61])" office:value-type="string" office:string-value="qemu-img convert -f qcow2 -O vdi qcow2Image5.qcow2 vdiImage5.vdi" calcext:value-type="string">
            <text:p>qemu-img convert -f qcow2 -O vdi qcow2Image5.qcow2 vdiImage5.vdi</text:p>
          </table:table-cell>
          <table:table-cell table:formula="of:=COM.MICROSOFT.TEXTJOIN(&quot;&quot;;0;&quot;zip &quot;;LEFT([.A61];LEN([.A61])-LEN([.C61])-1);&quot;.zip &quot;;[.A61])" office:value-type="string" office:string-value="zip vdiImage5.zip vdiImage5.vdi" calcext:value-type="string">
            <text:p>zip vdiImage5.zip vdiImage5.vd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6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228407296" calcext:value-type="float">
            <text:p>1228407296</text:p>
          </table:table-cell>
          <table:table-cell office:value-type="string" calcext:value-type="string">
            <text:p>qemu-img create -f vdi vdiImage6.vdi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62];&quot; qcow2Image&quot;;[.G62];&quot;.qcow2 &quot;;[.A62])" office:value-type="string" office:string-value="qemu-img convert -f qcow2 -O vdi qcow2Image6.qcow2 vdiImage6.vdi" calcext:value-type="string">
            <text:p>qemu-img convert -f qcow2 -O vdi qcow2Image6.qcow2 vdiImage6.vdi</text:p>
          </table:table-cell>
          <table:table-cell table:formula="of:=COM.MICROSOFT.TEXTJOIN(&quot;&quot;;0;&quot;zip &quot;;LEFT([.A62];LEN([.A62])-LEN([.C62])-1);&quot;.zip &quot;;[.A62])" office:value-type="string" office:string-value="zip vdiImage6.zip vdiImage6.vdi" calcext:value-type="string">
            <text:p>zip vdiImage6.zip vdiImage6.vd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7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89653760" calcext:value-type="float">
            <text:p>89653760</text:p>
          </table:table-cell>
          <table:table-cell office:value-type="string" calcext:value-type="string">
            <text:p>qemu-img create -f vdi vdiImage7.vdi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63];&quot; qcow2Image&quot;;[.G63];&quot;.qcow2 &quot;;[.A63])" office:value-type="string" office:string-value="qemu-img convert -f qcow2 -O vdi qcow2Image7.qcow2 vdiImage7.vdi" calcext:value-type="string">
            <text:p>qemu-img convert -f qcow2 -O vdi qcow2Image7.qcow2 vdiImage7.vdi</text:p>
          </table:table-cell>
          <table:table-cell table:formula="of:=COM.MICROSOFT.TEXTJOIN(&quot;&quot;;0;&quot;zip &quot;;LEFT([.A63];LEN([.A63])-LEN([.C63])-1);&quot;.zip &quot;;[.A63])" office:value-type="string" office:string-value="zip vdiImage7.zip vdiImage7.vdi" calcext:value-type="string">
            <text:p>zip vdiImage7.zip vdiImage7.vd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8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244135936" calcext:value-type="float">
            <text:p>1244135936</text:p>
          </table:table-cell>
          <table:table-cell office:value-type="string" calcext:value-type="string">
            <text:p>qemu-img create -f vdi vdiImage8.vdi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64];&quot; qcow2Image&quot;;[.G64];&quot;.qcow2 &quot;;[.A64])" office:value-type="string" office:string-value="qemu-img convert -f qcow2 -O vdi qcow2Image8.qcow2 vdiImage8.vdi" calcext:value-type="string">
            <text:p>qemu-img convert -f qcow2 -O vdi qcow2Image8.qcow2 vdiImage8.vdi</text:p>
          </table:table-cell>
          <table:table-cell table:formula="of:=COM.MICROSOFT.TEXTJOIN(&quot;&quot;;0;&quot;zip &quot;;LEFT([.A64];LEN([.A64])-LEN([.C64])-1);&quot;.zip &quot;;[.A64])" office:value-type="string" office:string-value="zip vdiImage8.zip vdiImage8.vdi" calcext:value-type="string">
            <text:p>zip vdiImage8.zip vdiImage8.vd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diImage9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674759168" calcext:value-type="float">
            <text:p>674759168</text:p>
          </table:table-cell>
          <table:table-cell office:value-type="string" calcext:value-type="string">
            <text:p>qemu-img create -f vdi vdiImage9.vdi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65];&quot; qcow2Image&quot;;[.G65];&quot;.qcow2 &quot;;[.A65])" office:value-type="string" office:string-value="qemu-img convert -f qcow2 -O vdi qcow2Image9.qcow2 vdiImage9.vdi" calcext:value-type="string">
            <text:p>qemu-img convert -f qcow2 -O vdi qcow2Image9.qcow2 vdiImage9.vdi</text:p>
          </table:table-cell>
          <table:table-cell table:formula="of:=COM.MICROSOFT.TEXTJOIN(&quot;&quot;;0;&quot;zip &quot;;LEFT([.A65];LEN([.A65])-LEN([.C65])-1);&quot;.zip &quot;;[.A65])" office:value-type="string" office:string-value="zip vdiImage9.zip vdiImage9.vdi" calcext:value-type="string">
            <text:p>zip vdiImage9.zip vdiImage9.vd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vhdxImage1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8388608" calcext:value-type="float">
            <text:p>8388608</text:p>
          </table:table-cell>
          <table:table-cell office:value-type="string" calcext:value-type="string">
            <text:p>qemu-img create -f vhdx vhdxImage1.vhdx 128G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66];&quot; qcow2Image&quot;;[.G66];&quot;.qcow2 &quot;;[.A66])" office:value-type="string" office:string-value="qemu-img convert -f qcow2 -O vhdx qcow2Image1.qcow2 vhdxImage1.vhdx" calcext:value-type="string">
            <text:p>qemu-img convert -f qcow2 -O vhdx qcow2Image1.qcow2 vhdxImage1.vhdx</text:p>
          </table:table-cell>
          <table:table-cell table:formula="of:=COM.MICROSOFT.TEXTJOIN(&quot;&quot;;0;&quot;zip &quot;;LEFT([.A66];LEN([.A66])-LEN([.C66])-1);&quot;.zip &quot;;[.A66])" office:value-type="string" office:string-value="zip vhdxImage1.zip vhdxImage1.vhdx" calcext:value-type="string">
            <text:p>zip vhdxImage1.zip vhdxImage1.vhd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10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75497472" calcext:value-type="float">
            <text:p>75497472</text:p>
          </table:table-cell>
          <table:table-cell office:value-type="string" calcext:value-type="string">
            <text:p>qemu-img create -f vhdx vhdxImage10.vhdx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67];&quot; qcow2Image&quot;;[.G67];&quot;.qcow2 &quot;;[.A67])" office:value-type="string" office:string-value="qemu-img convert -f qcow2 -O vhdx qcow2Image10.qcow2 vhdxImage10.vhdx" calcext:value-type="string">
            <text:p>qemu-img convert -f qcow2 -O vhdx qcow2Image10.qcow2 vhdxImage10.vhdx</text:p>
          </table:table-cell>
          <table:table-cell table:formula="of:=COM.MICROSOFT.TEXTJOIN(&quot;&quot;;0;&quot;zip &quot;;LEFT([.A67];LEN([.A67])-LEN([.C67])-1);&quot;.zip &quot;;[.A67])" office:value-type="string" office:string-value="zip vhdxImage10.zip vhdxImage10.vhdx" calcext:value-type="string">
            <text:p>zip vhdxImage10.zip vhdxImage10.vhd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11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43269632" calcext:value-type="float">
            <text:p>243269632</text:p>
          </table:table-cell>
          <table:table-cell office:value-type="string" calcext:value-type="string">
            <text:p>qemu-img create -f vhdx vhdxImage11.vhdx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68];&quot; qcow2Image&quot;;[.G68];&quot;.qcow2 &quot;;[.A68])" office:value-type="string" office:string-value="qemu-img convert -f qcow2 -O vhdx qcow2Image11.qcow2 vhdxImage11.vhdx" calcext:value-type="string">
            <text:p>qemu-img convert -f qcow2 -O vhdx qcow2Image11.qcow2 vhdxImage11.vhdx</text:p>
          </table:table-cell>
          <table:table-cell table:formula="of:=COM.MICROSOFT.TEXTJOIN(&quot;&quot;;0;&quot;zip &quot;;LEFT([.A68];LEN([.A68])-LEN([.C68])-1);&quot;.zip &quot;;[.A68])" office:value-type="string" office:string-value="zip vhdxImage11.zip vhdxImage11.vhdx" calcext:value-type="string">
            <text:p>zip vhdxImage11.zip vhdxImage11.vhd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12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792237568" calcext:value-type="float">
            <text:p>17792237568</text:p>
          </table:table-cell>
          <table:table-cell office:value-type="string" calcext:value-type="string">
            <text:p>qemu-img create -f vhdx vhdxImage12.vhdx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69];&quot; qcow2Image&quot;;[.G69];&quot;.qcow2 &quot;;[.A69])" office:value-type="string" office:string-value="qemu-img convert -f qcow2 -O vhdx qcow2Image12.qcow2 vhdxImage12.vhdx" calcext:value-type="string">
            <text:p>qemu-img convert -f qcow2 -O vhdx qcow2Image12.qcow2 vhdxImage12.vhdx</text:p>
          </table:table-cell>
          <table:table-cell table:formula="of:=COM.MICROSOFT.TEXTJOIN(&quot;&quot;;0;&quot;zip &quot;;LEFT([.A69];LEN([.A69])-LEN([.C69])-1);&quot;.zip &quot;;[.A69])" office:value-type="string" office:string-value="zip vhdxImage12.zip vhdxImage12.vhdx" calcext:value-type="string">
            <text:p>zip vhdxImage12.zip vhdxImage12.vhd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13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1886657536" calcext:value-type="float">
            <text:p>11886657536</text:p>
          </table:table-cell>
          <table:table-cell office:value-type="string" calcext:value-type="string">
            <text:p>qemu-img create -f vhdx vhdxImage13.vhdx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70];&quot; qcow2Image&quot;;[.G70];&quot;.qcow2 &quot;;[.A70])" office:value-type="string" office:string-value="qemu-img convert -f qcow2 -O vhdx qcow2Image13.qcow2 vhdxImage13.vhdx" calcext:value-type="string">
            <text:p>qemu-img convert -f qcow2 -O vhdx qcow2Image13.qcow2 vhdxImage13.vhdx</text:p>
          </table:table-cell>
          <table:table-cell table:formula="of:=COM.MICROSOFT.TEXTJOIN(&quot;&quot;;0;&quot;zip &quot;;LEFT([.A70];LEN([.A70])-LEN([.C70])-1);&quot;.zip &quot;;[.A70])" office:value-type="string" office:string-value="zip vhdxImage13.zip vhdxImage13.vhdx" calcext:value-type="string">
            <text:p>zip vhdxImage13.zip vhdxImage13.vhdx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14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4535899136" calcext:value-type="float">
            <text:p>34535899136</text:p>
          </table:table-cell>
          <table:table-cell office:value-type="string" calcext:value-type="string">
            <text:p>qemu-img create -f vhdx vhdxImage14.vhdx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71];&quot; qcow2Image&quot;;[.G71];&quot;.qcow2 &quot;;[.A71])" office:value-type="string" office:string-value="qemu-img convert -f qcow2 -O vhdx qcow2Image14.qcow2 vhdxImage14.vhdx" calcext:value-type="string">
            <text:p>qemu-img convert -f qcow2 -O vhdx qcow2Image14.qcow2 vhdxImage14.vhdx</text:p>
          </table:table-cell>
          <table:table-cell table:formula="of:=COM.MICROSOFT.TEXTJOIN(&quot;&quot;;0;&quot;zip &quot;;LEFT([.A71];LEN([.A71])-LEN([.C71])-1);&quot;.zip &quot;;[.A71])" office:value-type="string" office:string-value="zip vhdxImage14.zip vhdxImage14.vhdx" calcext:value-type="string">
            <text:p>zip vhdxImage14.zip vhdxImage14.vhdx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15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288921088" calcext:value-type="float">
            <text:p>17288921088</text:p>
          </table:table-cell>
          <table:table-cell office:value-type="string" calcext:value-type="string">
            <text:p>qemu-img create -f vhdx vhdxImage15.vhdx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72];&quot; qcow2Image&quot;;[.G72];&quot;.qcow2 &quot;;[.A72])" office:value-type="string" office:string-value="qemu-img convert -f qcow2 -O vhdx qcow2Image15.qcow2 vhdxImage15.vhdx" calcext:value-type="string">
            <text:p>qemu-img convert -f qcow2 -O vhdx qcow2Image15.qcow2 vhdxImage15.vhdx</text:p>
          </table:table-cell>
          <table:table-cell table:formula="of:=COM.MICROSOFT.TEXTJOIN(&quot;&quot;;0;&quot;zip &quot;;LEFT([.A72];LEN([.A72])-LEN([.C72])-1);&quot;.zip &quot;;[.A72])" office:value-type="string" office:string-value="zip vhdxImage15.zip vhdxImage15.vhdx" calcext:value-type="string">
            <text:p>zip vhdxImage15.zip vhdxImage15.vhdx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16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86773504" calcext:value-type="float">
            <text:p>1786773504</text:p>
          </table:table-cell>
          <table:table-cell office:value-type="string" calcext:value-type="string">
            <text:p>qemu-img create -f vhdx vhdxImage16.vhdx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73];&quot; qcow2Image&quot;;[.G73];&quot;.qcow2 &quot;;[.A73])" office:value-type="string" office:string-value="qemu-img convert -f qcow2 -O vhdx qcow2Image16.qcow2 vhdxImage16.vhdx" calcext:value-type="string">
            <text:p>qemu-img convert -f qcow2 -O vhdx qcow2Image16.qcow2 vhdxImage16.vhdx</text:p>
          </table:table-cell>
          <table:table-cell table:formula="of:=COM.MICROSOFT.TEXTJOIN(&quot;&quot;;0;&quot;zip &quot;;LEFT([.A73];LEN([.A73])-LEN([.C73])-1);&quot;.zip &quot;;[.A73])" office:value-type="string" office:string-value="zip vhdxImage16.zip vhdxImage16.vhdx" calcext:value-type="string">
            <text:p>zip vhdxImage16.zip vhdxImage16.vhdx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2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41943040" calcext:value-type="float">
            <text:p>41943040</text:p>
          </table:table-cell>
          <table:table-cell office:value-type="string" calcext:value-type="string">
            <text:p>qemu-img create -f vhdx vhdxImage2.vhdx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74];&quot; qcow2Image&quot;;[.G74];&quot;.qcow2 &quot;;[.A74])" office:value-type="string" office:string-value="qemu-img convert -f qcow2 -O vhdx qcow2Image2.qcow2 vhdxImage2.vhdx" calcext:value-type="string">
            <text:p>qemu-img convert -f qcow2 -O vhdx qcow2Image2.qcow2 vhdxImage2.vhdx</text:p>
          </table:table-cell>
          <table:table-cell table:formula="of:=COM.MICROSOFT.TEXTJOIN(&quot;&quot;;0;&quot;zip &quot;;LEFT([.A74];LEN([.A74])-LEN([.C74])-1);&quot;.zip &quot;;[.A74])" office:value-type="string" office:string-value="zip vhdxImage2.zip vhdxImage2.vhdx" calcext:value-type="string">
            <text:p>zip vhdxImage2.zip vhdxImage2.vhd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3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41943040" calcext:value-type="float">
            <text:p>41943040</text:p>
          </table:table-cell>
          <table:table-cell office:value-type="string" calcext:value-type="string">
            <text:p>qemu-img create -f vhdx vhdxImage3.vhdx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75];&quot; qcow2Image&quot;;[.G75];&quot;.qcow2 &quot;;[.A75])" office:value-type="string" office:string-value="qemu-img convert -f qcow2 -O vhdx qcow2Image3.qcow2 vhdxImage3.vhdx" calcext:value-type="string">
            <text:p>qemu-img convert -f qcow2 -O vhdx qcow2Image3.qcow2 vhdxImage3.vhdx</text:p>
          </table:table-cell>
          <table:table-cell table:formula="of:=COM.MICROSOFT.TEXTJOIN(&quot;&quot;;0;&quot;zip &quot;;LEFT([.A75];LEN([.A75])-LEN([.C75])-1);&quot;.zip &quot;;[.A75])" office:value-type="string" office:string-value="zip vhdxImage3.zip vhdxImage3.vhdx" calcext:value-type="string">
            <text:p>zip vhdxImage3.zip vhdxImage3.vhd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4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09715200" calcext:value-type="float">
            <text:p>209715200</text:p>
          </table:table-cell>
          <table:table-cell office:value-type="string" calcext:value-type="string">
            <text:p>qemu-img create -f vhdx vhdxImage4.vhdx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76];&quot; qcow2Image&quot;;[.G76];&quot;.qcow2 &quot;;[.A76])" office:value-type="string" office:string-value="qemu-img convert -f qcow2 -O vhdx qcow2Image4.qcow2 vhdxImage4.vhdx" calcext:value-type="string">
            <text:p>qemu-img convert -f qcow2 -O vhdx qcow2Image4.qcow2 vhdxImage4.vhdx</text:p>
          </table:table-cell>
          <table:table-cell table:formula="of:=COM.MICROSOFT.TEXTJOIN(&quot;&quot;;0;&quot;zip &quot;;LEFT([.A76];LEN([.A76])-LEN([.C76])-1);&quot;.zip &quot;;[.A76])" office:value-type="string" office:string-value="zip vhdxImage4.zip vhdxImage4.vhdx" calcext:value-type="string">
            <text:p>zip vhdxImage4.zip vhdxImage4.vhd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5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4368126976" calcext:value-type="float">
            <text:p>34368126976</text:p>
          </table:table-cell>
          <table:table-cell office:value-type="string" calcext:value-type="string">
            <text:p>qemu-img create -f vhdx vhdxImage5.vhdx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77];&quot; qcow2Image&quot;;[.G77];&quot;.qcow2 &quot;;[.A77])" office:value-type="string" office:string-value="qemu-img convert -f qcow2 -O vhdx qcow2Image5.qcow2 vhdxImage5.vhdx" calcext:value-type="string">
            <text:p>qemu-img convert -f qcow2 -O vhdx qcow2Image5.qcow2 vhdxImage5.vhdx</text:p>
          </table:table-cell>
          <table:table-cell table:formula="of:=COM.MICROSOFT.TEXTJOIN(&quot;&quot;;0;&quot;zip &quot;;LEFT([.A77];LEN([.A77])-LEN([.C77])-1);&quot;.zip &quot;;[.A77])" office:value-type="string" office:string-value="zip vhdxImage5.zip vhdxImage5.vhdx" calcext:value-type="string">
            <text:p>zip vhdxImage5.zip vhdxImage5.vhd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6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4770780160" calcext:value-type="float">
            <text:p>34770780160</text:p>
          </table:table-cell>
          <table:table-cell office:value-type="string" calcext:value-type="string">
            <text:p>qemu-img create -f vhdx vhdxImage6.vhdx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78];&quot; qcow2Image&quot;;[.G78];&quot;.qcow2 &quot;;[.A78])" office:value-type="string" office:string-value="qemu-img convert -f qcow2 -O vhdx qcow2Image6.qcow2 vhdxImage6.vhdx" calcext:value-type="string">
            <text:p>qemu-img convert -f qcow2 -O vhdx qcow2Image6.qcow2 vhdxImage6.vhdx</text:p>
          </table:table-cell>
          <table:table-cell table:formula="of:=COM.MICROSOFT.TEXTJOIN(&quot;&quot;;0;&quot;zip &quot;;LEFT([.A78];LEN([.A78])-LEN([.C78])-1);&quot;.zip &quot;;[.A78])" office:value-type="string" office:string-value="zip vhdxImage6.zip vhdxImage6.vhdx" calcext:value-type="string">
            <text:p>zip vhdxImage6.zip vhdxImage6.vhd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7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692743168" calcext:value-type="float">
            <text:p>2692743168</text:p>
          </table:table-cell>
          <table:table-cell office:value-type="string" calcext:value-type="string">
            <text:p>qemu-img create -f vhdx vhdxImage7.vhdx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79];&quot; qcow2Image&quot;;[.G79];&quot;.qcow2 &quot;;[.A79])" office:value-type="string" office:string-value="qemu-img convert -f qcow2 -O vhdx qcow2Image7.qcow2 vhdxImage7.vhdx" calcext:value-type="string">
            <text:p>qemu-img convert -f qcow2 -O vhdx qcow2Image7.qcow2 vhdxImage7.vhdx</text:p>
          </table:table-cell>
          <table:table-cell table:formula="of:=COM.MICROSOFT.TEXTJOIN(&quot;&quot;;0;&quot;zip &quot;;LEFT([.A79];LEN([.A79])-LEN([.C79])-1);&quot;.zip &quot;;[.A79])" office:value-type="string" office:string-value="zip vhdxImage7.zip vhdxImage7.vhdx" calcext:value-type="string">
            <text:p>zip vhdxImage7.zip vhdxImage7.vhd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8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34770780160" calcext:value-type="float">
            <text:p>34770780160</text:p>
          </table:table-cell>
          <table:table-cell office:value-type="string" calcext:value-type="string">
            <text:p>qemu-img create -f vhdx vhdxImage8.vhdx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80];&quot; qcow2Image&quot;;[.G80];&quot;.qcow2 &quot;;[.A80])" office:value-type="string" office:string-value="qemu-img convert -f qcow2 -O vhdx qcow2Image8.qcow2 vhdxImage8.vhdx" calcext:value-type="string">
            <text:p>qemu-img convert -f qcow2 -O vhdx qcow2Image8.qcow2 vhdxImage8.vhdx</text:p>
          </table:table-cell>
          <table:table-cell table:formula="of:=COM.MICROSOFT.TEXTJOIN(&quot;&quot;;0;&quot;zip &quot;;LEFT([.A80];LEN([.A80])-LEN([.C80])-1);&quot;.zip &quot;;[.A80])" office:value-type="string" office:string-value="zip vhdxImage8.zip vhdxImage8.vhdx" calcext:value-type="string">
            <text:p>zip vhdxImage8.zip vhdxImage8.vhd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hdxImage9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8933088256" calcext:value-type="float">
            <text:p>18933088256</text:p>
          </table:table-cell>
          <table:table-cell office:value-type="string" calcext:value-type="string">
            <text:p>qemu-img create -f vhdx vhdxImage9.vhdx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81];&quot; qcow2Image&quot;;[.G81];&quot;.qcow2 &quot;;[.A81])" office:value-type="string" office:string-value="qemu-img convert -f qcow2 -O vhdx qcow2Image9.qcow2 vhdxImage9.vhdx" calcext:value-type="string">
            <text:p>qemu-img convert -f qcow2 -O vhdx qcow2Image9.qcow2 vhdxImage9.vhdx</text:p>
          </table:table-cell>
          <table:table-cell table:formula="of:=COM.MICROSOFT.TEXTJOIN(&quot;&quot;;0;&quot;zip &quot;;LEFT([.A81];LEN([.A81])-LEN([.C81])-1);&quot;.zip &quot;;[.A81])" office:value-type="string" office:string-value="zip vhdxImage9.zip vhdxImage9.vhdx" calcext:value-type="string">
            <text:p>zip vhdxImage9.zip vhdxImage9.vhd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table:formula="of:=128*1000" office:value-type="float" office:value="128000" calcext:value-type="float">
            <text:p>128000</text:p>
          </table:table-cell>
          <table:table-cell table:style-name="Default" office:value-type="float" office:value="16842752" calcext:value-type="float">
            <text:p>16842752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82];&quot; qcow2Image&quot;;[.G82];&quot;.qcow2 &quot;;[.A82])" office:value-type="string" office:string-value="qemu-img convert -f qcow2 -O vmdk qcow2Image1.qcow2 vmdkImage1.vmdk" calcext:value-type="string">
            <text:p>qemu-img convert -f qcow2 -O vmdk qcow2Image1.qcow2 vmdkImage1.vmdk</text:p>
          </table:table-cell>
          <table:table-cell table:formula="of:=COM.MICROSOFT.TEXTJOIN(&quot;&quot;;0;&quot;zip &quot;;LEFT([.A82];LEN([.A82])-LEN([.C82])-1);&quot;.zip &quot;;[.A82])" office:value-type="string" office:string-value="zip vmdkImage1.zip vmdkImage1.vmdk" calcext:value-type="string">
            <text:p>zip vmdkImage1.zip vmdkImage1.vmd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10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235968" calcext:value-type="float">
            <text:p>17235968</text:p>
          </table:table-cell>
          <table:table-cell office:value-type="string" calcext:value-type="string">
            <text:p>qemu-img create -f vmdk vmdkImage10.vmdk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83];&quot; qcow2Image&quot;;[.G83];&quot;.qcow2 &quot;;[.A83])" office:value-type="string" office:string-value="qemu-img convert -f qcow2 -O vmdk qcow2Image10.qcow2 vmdkImage10.vmdk" calcext:value-type="string">
            <text:p>qemu-img convert -f qcow2 -O vmdk qcow2Image10.qcow2 vmdkImage10.vmdk</text:p>
          </table:table-cell>
          <table:table-cell table:formula="of:=COM.MICROSOFT.TEXTJOIN(&quot;&quot;;0;&quot;zip &quot;;LEFT([.A83];LEN([.A83])-LEN([.C83])-1);&quot;.zip &quot;;[.A83])" office:value-type="string" office:string-value="zip vmdkImage10.zip vmdkImage10.vmdk" calcext:value-type="string">
            <text:p>zip vmdkImage10.zip vmdkImage10.vmd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1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84803584" calcext:value-type="float">
            <text:p>84803584</text:p>
          </table:table-cell>
          <table:table-cell office:value-type="string" calcext:value-type="string">
            <text:p>qemu-img create -f vmdk vmdkImage11.vmdk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84];&quot; qcow2Image&quot;;[.G84];&quot;.qcow2 &quot;;[.A84])" office:value-type="string" office:string-value="qemu-img convert -f qcow2 -O vmdk qcow2Image11.qcow2 vmdkImage11.vmdk" calcext:value-type="string">
            <text:p>qemu-img convert -f qcow2 -O vmdk qcow2Image11.qcow2 vmdkImage11.vmdk</text:p>
          </table:table-cell>
          <table:table-cell table:formula="of:=COM.MICROSOFT.TEXTJOIN(&quot;&quot;;0;&quot;zip &quot;;LEFT([.A84];LEN([.A84])-LEN([.C84])-1);&quot;.zip &quot;;[.A84])" office:value-type="string" office:string-value="zip vmdkImage11.zip vmdkImage11.vmdk" calcext:value-type="string">
            <text:p>zip vmdkImage11.zip vmdkImage11.vmd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12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31661824" calcext:value-type="float">
            <text:p>131661824</text:p>
          </table:table-cell>
          <table:table-cell office:value-type="string" calcext:value-type="string">
            <text:p>qemu-img create -f vmdk vmdkImage12.vmdk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85];&quot; qcow2Image&quot;;[.G85];&quot;.qcow2 &quot;;[.A85])" office:value-type="string" office:string-value="qemu-img convert -f qcow2 -O vmdk qcow2Image12.qcow2 vmdkImage12.vmdk" calcext:value-type="string">
            <text:p>qemu-img convert -f qcow2 -O vmdk qcow2Image12.qcow2 vmdkImage12.vmdk</text:p>
          </table:table-cell>
          <table:table-cell table:formula="of:=COM.MICROSOFT.TEXTJOIN(&quot;&quot;;0;&quot;zip &quot;;LEFT([.A85];LEN([.A85])-LEN([.C85])-1);&quot;.zip &quot;;[.A85])" office:value-type="string" office:string-value="zip vmdkImage12.zip vmdkImage12.vmdk" calcext:value-type="string">
            <text:p>zip vmdkImage12.zip vmdkImage12.vmd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13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16391936" calcext:value-type="float">
            <text:p>116391936</text:p>
          </table:table-cell>
          <table:table-cell office:value-type="string" calcext:value-type="string">
            <text:p>qemu-img create -f vmdk vmdkImage13.vmdk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86];&quot; qcow2Image&quot;;[.G86];&quot;.qcow2 &quot;;[.A86])" office:value-type="string" office:string-value="qemu-img convert -f qcow2 -O vmdk qcow2Image13.qcow2 vmdkImage13.vmdk" calcext:value-type="string">
            <text:p>qemu-img convert -f qcow2 -O vmdk qcow2Image13.qcow2 vmdkImage13.vmdk</text:p>
          </table:table-cell>
          <table:table-cell table:formula="of:=COM.MICROSOFT.TEXTJOIN(&quot;&quot;;0;&quot;zip &quot;;LEFT([.A86];LEN([.A86])-LEN([.C86])-1);&quot;.zip &quot;;[.A86])" office:value-type="string" office:string-value="zip vmdkImage13.zip vmdkImage13.vmdk" calcext:value-type="string">
            <text:p>zip vmdkImage13.zip vmdkImage13.vmd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14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02039552" calcext:value-type="float">
            <text:p>102039552</text:p>
          </table:table-cell>
          <table:table-cell office:value-type="string" calcext:value-type="string">
            <text:p>qemu-img create -f vmdk vmdkImage14.vmdk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87];&quot; qcow2Image&quot;;[.G87];&quot;.qcow2 &quot;;[.A87])" office:value-type="string" office:string-value="qemu-img convert -f qcow2 -O vmdk qcow2Image14.qcow2 vmdkImage14.vmdk" calcext:value-type="string">
            <text:p>qemu-img convert -f qcow2 -O vmdk qcow2Image14.qcow2 vmdkImage14.vmdk</text:p>
          </table:table-cell>
          <table:table-cell table:formula="of:=COM.MICROSOFT.TEXTJOIN(&quot;&quot;;0;&quot;zip &quot;;LEFT([.A87];LEN([.A87])-LEN([.C87])-1);&quot;.zip &quot;;[.A87])" office:value-type="string" office:string-value="zip vmdkImage14.zip vmdkImage14.vmdk" calcext:value-type="string">
            <text:p>zip vmdkImage14.zip vmdkImage14.vmd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15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23076608" calcext:value-type="float">
            <text:p>123076608</text:p>
          </table:table-cell>
          <table:table-cell office:value-type="string" calcext:value-type="string">
            <text:p>qemu-img create -f vmdk vmdkImage15.vmdk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88];&quot; qcow2Image&quot;;[.G88];&quot;.qcow2 &quot;;[.A88])" office:value-type="string" office:string-value="qemu-img convert -f qcow2 -O vmdk qcow2Image15.qcow2 vmdkImage15.vmdk" calcext:value-type="string">
            <text:p>qemu-img convert -f qcow2 -O vmdk qcow2Image15.qcow2 vmdkImage15.vmdk</text:p>
          </table:table-cell>
          <table:table-cell table:formula="of:=COM.MICROSOFT.TEXTJOIN(&quot;&quot;;0;&quot;zip &quot;;LEFT([.A88];LEN([.A88])-LEN([.C88])-1);&quot;.zip &quot;;[.A88])" office:value-type="string" office:string-value="zip vmdkImage15.zip vmdkImage15.vmdk" calcext:value-type="string">
            <text:p>zip vmdkImage15.zip vmdkImage15.vmd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16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92078080" calcext:value-type="float">
            <text:p>92078080</text:p>
          </table:table-cell>
          <table:table-cell office:value-type="string" calcext:value-type="string">
            <text:p>qemu-img create -f vmdk vmdkImage16.vmdk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89];&quot; qcow2Image&quot;;[.G89];&quot;.qcow2 &quot;;[.A89])" office:value-type="string" office:string-value="qemu-img convert -f qcow2 -O vmdk qcow2Image16.qcow2 vmdkImage16.vmdk" calcext:value-type="string">
            <text:p>qemu-img convert -f qcow2 -O vmdk qcow2Image16.qcow2 vmdkImage16.vmdk</text:p>
          </table:table-cell>
          <table:table-cell table:formula="of:=COM.MICROSOFT.TEXTJOIN(&quot;&quot;;0;&quot;zip &quot;;LEFT([.A89];LEN([.A89])-LEN([.C89])-1);&quot;.zip &quot;;[.A89])" office:value-type="string" office:string-value="zip vmdkImage16.zip vmdkImage16.vmdk" calcext:value-type="string">
            <text:p>zip vmdkImage16.zip vmdkImage16.vmd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2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104896" calcext:value-type="float">
            <text:p>17104896</text:p>
          </table:table-cell>
          <table:table-cell office:value-type="string" calcext:value-type="string">
            <text:p>qemu-img create -f vmdk vmdkImage2.vmdk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90];&quot; qcow2Image&quot;;[.G90];&quot;.qcow2 &quot;;[.A90])" office:value-type="string" office:string-value="qemu-img convert -f qcow2 -O vmdk qcow2Image2.qcow2 vmdkImage2.vmdk" calcext:value-type="string">
            <text:p>qemu-img convert -f qcow2 -O vmdk qcow2Image2.qcow2 vmdkImage2.vmdk</text:p>
          </table:table-cell>
          <table:table-cell table:formula="of:=COM.MICROSOFT.TEXTJOIN(&quot;&quot;;0;&quot;zip &quot;;LEFT([.A90];LEN([.A90])-LEN([.C90])-1);&quot;.zip &quot;;[.A90])" office:value-type="string" office:string-value="zip vmdkImage2.zip vmdkImage2.vmdk" calcext:value-type="string">
            <text:p>zip vmdkImage2.zip vmdkImage2.vmd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3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7039360" calcext:value-type="float">
            <text:p>17039360</text:p>
          </table:table-cell>
          <table:table-cell office:value-type="string" calcext:value-type="string">
            <text:p>qemu-img create -f vmdk vmdkImage3.vmdk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91];&quot; qcow2Image&quot;;[.G91];&quot;.qcow2 &quot;;[.A91])" office:value-type="string" office:string-value="qemu-img convert -f qcow2 -O vmdk qcow2Image3.qcow2 vmdkImage3.vmdk" calcext:value-type="string">
            <text:p>qemu-img convert -f qcow2 -O vmdk qcow2Image3.qcow2 vmdkImage3.vmdk</text:p>
          </table:table-cell>
          <table:table-cell table:formula="of:=COM.MICROSOFT.TEXTJOIN(&quot;&quot;;0;&quot;zip &quot;;LEFT([.A91];LEN([.A91])-LEN([.C91])-1);&quot;.zip &quot;;[.A91])" office:value-type="string" office:string-value="zip vmdkImage3.zip vmdkImage3.vmdk" calcext:value-type="string">
            <text:p>zip vmdkImage3.zip vmdkImage3.vmd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4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84672512" calcext:value-type="float">
            <text:p>84672512</text:p>
          </table:table-cell>
          <table:table-cell office:value-type="string" calcext:value-type="string">
            <text:p>qemu-img create -f vmdk vmdkImage4.vmdk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92];&quot; qcow2Image&quot;;[.G92];&quot;.qcow2 &quot;;[.A92])" office:value-type="string" office:string-value="qemu-img convert -f qcow2 -O vmdk qcow2Image4.qcow2 vmdkImage4.vmdk" calcext:value-type="string">
            <text:p>qemu-img convert -f qcow2 -O vmdk qcow2Image4.qcow2 vmdkImage4.vmdk</text:p>
          </table:table-cell>
          <table:table-cell table:formula="of:=COM.MICROSOFT.TEXTJOIN(&quot;&quot;;0;&quot;zip &quot;;LEFT([.A92];LEN([.A92])-LEN([.C92])-1);&quot;.zip &quot;;[.A92])" office:value-type="string" office:string-value="zip vmdkImage4.zip vmdkImage4.vmdk" calcext:value-type="string">
            <text:p>zip vmdkImage4.zip vmdkImage4.vmd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5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89194496" calcext:value-type="float">
            <text:p>89194496</text:p>
          </table:table-cell>
          <table:table-cell office:value-type="string" calcext:value-type="string">
            <text:p>qemu-img create -f vmdk vmdkImage5.vmdk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93];&quot; qcow2Image&quot;;[.G93];&quot;.qcow2 &quot;;[.A93])" office:value-type="string" office:string-value="qemu-img convert -f qcow2 -O vmdk qcow2Image5.qcow2 vmdkImage5.vmdk" calcext:value-type="string">
            <text:p>qemu-img convert -f qcow2 -O vmdk qcow2Image5.qcow2 vmdkImage5.vmdk</text:p>
          </table:table-cell>
          <table:table-cell table:formula="of:=COM.MICROSOFT.TEXTJOIN(&quot;&quot;;0;&quot;zip &quot;;LEFT([.A93];LEN([.A93])-LEN([.C93])-1);&quot;.zip &quot;;[.A93])" office:value-type="string" office:string-value="zip vmdkImage5.zip vmdkImage5.vmdk" calcext:value-type="string">
            <text:p>zip vmdkImage5.zip vmdkImage5.vmd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6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97583104" calcext:value-type="float">
            <text:p>97583104</text:p>
          </table:table-cell>
          <table:table-cell office:value-type="string" calcext:value-type="string">
            <text:p>qemu-img create -f vmdk vmdkImage6.vmdk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94];&quot; qcow2Image&quot;;[.G94];&quot;.qcow2 &quot;;[.A94])" office:value-type="string" office:string-value="qemu-img convert -f qcow2 -O vmdk qcow2Image6.qcow2 vmdkImage6.vmdk" calcext:value-type="string">
            <text:p>qemu-img convert -f qcow2 -O vmdk qcow2Image6.qcow2 vmdkImage6.vmdk</text:p>
          </table:table-cell>
          <table:table-cell table:formula="of:=COM.MICROSOFT.TEXTJOIN(&quot;&quot;;0;&quot;zip &quot;;LEFT([.A94];LEN([.A94])-LEN([.C94])-1);&quot;.zip &quot;;[.A94])" office:value-type="string" office:string-value="zip vmdkImage6.zip vmdkImage6.vmdk" calcext:value-type="string">
            <text:p>zip vmdkImage6.zip vmdkImage6.vmd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7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26476544" calcext:value-type="float">
            <text:p>26476544</text:p>
          </table:table-cell>
          <table:table-cell office:value-type="string" calcext:value-type="string">
            <text:p>qemu-img create -f vmdk vmdkImage7.vmdk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95];&quot; qcow2Image&quot;;[.G95];&quot;.qcow2 &quot;;[.A95])" office:value-type="string" office:string-value="qemu-img convert -f qcow2 -O vmdk qcow2Image7.qcow2 vmdkImage7.vmdk" calcext:value-type="string">
            <text:p>qemu-img convert -f qcow2 -O vmdk qcow2Image7.qcow2 vmdkImage7.vmdk</text:p>
          </table:table-cell>
          <table:table-cell table:formula="of:=COM.MICROSOFT.TEXTJOIN(&quot;&quot;;0;&quot;zip &quot;;LEFT([.A95];LEN([.A95])-LEN([.C95])-1);&quot;.zip &quot;;[.A95])" office:value-type="string" office:string-value="zip vmdkImage7.zip vmdkImage7.vmdk" calcext:value-type="string">
            <text:p>zip vmdkImage7.zip vmdkImage7.vmd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8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102498304" calcext:value-type="float">
            <text:p>102498304</text:p>
          </table:table-cell>
          <table:table-cell office:value-type="string" calcext:value-type="string">
            <text:p>qemu-img create -f vmdk vmdkImage8.vmdk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96];&quot; qcow2Image&quot;;[.G96];&quot;.qcow2 &quot;;[.A96])" office:value-type="string" office:string-value="qemu-img convert -f qcow2 -O vmdk qcow2Image8.qcow2 vmdkImage8.vmdk" calcext:value-type="string">
            <text:p>qemu-img convert -f qcow2 -O vmdk qcow2Image8.qcow2 vmdkImage8.vmdk</text:p>
          </table:table-cell>
          <table:table-cell table:formula="of:=COM.MICROSOFT.TEXTJOIN(&quot;&quot;;0;&quot;zip &quot;;LEFT([.A96];LEN([.A96])-LEN([.C96])-1);&quot;.zip &quot;;[.A96])" office:value-type="string" office:string-value="zip vmdkImage8.zip vmdkImage8.vmdk" calcext:value-type="string">
            <text:p>zip vmdkImage8.zip vmdkImage8.vmd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table:style-name="Default" office:value-type="string" calcext:value-type="string">
            <text:p>vmdkImage9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table:style-name="Default" office:value-type="float" office:value="67043328" calcext:value-type="float">
            <text:p>67043328</text:p>
          </table:table-cell>
          <table:table-cell office:value-type="string" calcext:value-type="string">
            <text:p>qemu-img create -f vmdk vmdkImage9.vmdk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97];&quot; qcow2Image&quot;;[.G97];&quot;.qcow2 &quot;;[.A97])" office:value-type="string" office:string-value="qemu-img convert -f qcow2 -O vmdk qcow2Image9.qcow2 vmdkImage9.vmdk" calcext:value-type="string">
            <text:p>qemu-img convert -f qcow2 -O vmdk qcow2Image9.qcow2 vmdkImage9.vmdk</text:p>
          </table:table-cell>
          <table:table-cell table:formula="of:=COM.MICROSOFT.TEXTJOIN(&quot;&quot;;0;&quot;zip &quot;;LEFT([.A97];LEN([.A97])-LEN([.C97])-1);&quot;.zip &quot;;[.A97])" office:value-type="string" office:string-value="zip vmdkImage9.zip vmdkImage9.vmdk" calcext:value-type="string">
            <text:p>zip vmdkImage9.zip vmdkImage9.vmd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 table:number-rows-repeated="1048478">
          <table:table-cell/>
          <table:table-cell table:content-validation-name="val1"/>
          <table:table-cell table:content-validation-name="val2"/>
          <table:table-cell table:number-columns-repeated="9"/>
          <table:table-cell table:content-validation-name="val3" table:number-columns-repeated="6"/>
          <table:table-cell table:number-columns-repeated="1006"/>
        </table:table-row>
        <table:table-row table:style-name="ro1">
          <table:table-cell/>
          <table:table-cell table:content-validation-name="val1"/>
          <table:table-cell table:content-validation-name="val2"/>
          <table:table-cell table:number-columns-repeated="9"/>
          <table:table-cell table:content-validation-name="val3" table:number-columns-repeated="6"/>
          <table:table-cell table:number-columns-repeated="1006"/>
        </table:table-row>
      </table:table>
      <table:table table:name="Disk_Image_Format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61" table:default-cell-style-name="ce1"/>
        <table:table-column table:style-name="co11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1052000</text:p>
          </table:table-cell>
          <table:table-cell office:value-type="string" calcext:value-type="string">
            <text:p>Q1052000</text:p>
          </table:table-cell>
          <table:table-cell office:value-type="string" calcext:value-type="string">
            <text:p>Q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59660182</text:p>
          </table:table-cell>
          <table:table-cell office:value-type="string" calcext:value-type="string">
            <text:p>Q59660182</text:p>
          </table:table-cell>
          <table:table-cell office:value-type="string" calcext:value-type="string">
            <text:p>QCOW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61" table:default-cell-style-name="ce1"/>
        <table:table-column table:style-name="co11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style-name="ce2" table:number-columns-repeated="1021"/>
        </table:table-row>
        <table:table-row table:style-name="ro1">
          <table:table-cell table:style-name="ce5" office:value-type="string" calcext:value-type="string">
            <text:p>http://www.wikidata.org/entity/Q29167363</text:p>
          </table:table-cell>
          <table:table-cell table:style-name="ce5" office:value-type="string" calcext:value-type="string">
            <text:p>Q29167363</text:p>
          </table:table-cell>
          <table:table-cell table:style-name="ce5" office:value-type="string" calcext:value-type="string">
            <text:p>%clay vane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<text:a xlink:href="https://www.wikidata.org/wiki/Q656083Q656083" xlink:type="simple">https://www.wikidata.org/wiki/Q656083Q656083</text:a></text:span></text:p>
          </table:table-cell>
          <table:table-cell/>
          <table:table-cell office:value-type="string" calcext:value-type="string">
            <text:p>Paging (Swap Spa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xamples.A1:Examples.AMJ1048576">
          <table:sort>
            <table:sort-by table:field-number="0" table:data-type="automatic"/>
          </table:sort>
        </table:database-range>
        <table:database-range table:name="__Anonymous_Sheet_DB__1" table:target-range-address="Disk_Image_Formats.A1:Disk_Image_Formats.AMJ1048576">
          <table:sort>
            <table:sort-by table:field-number="2" table:data-type="automatic"/>
          </table:sort>
        </table:database-range>
        <table:database-range table:name="__Anonymous_Sheet_DB__2" table:target-range-address="FileSystems.A1:FileSystem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9:31:17.474429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5-05T22:12:26.804611283</dc:date>
    <meta:editing-duration>PT2H37M9S</meta:editing-duration>
    <meta:editing-cycles>16</meta:editing-cycles>
    <meta:document-statistic meta:table-count="3" meta:cell-count="1715" meta:object-count="0"/>
  </office:meta>
</office:document-meta>
</file>